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ssionScopeMap.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essionScopeMap.ServletSessionScopeMap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ssionScope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SessionScopeMap.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SessionScope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ssionScopeMap.entr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SessionScopeMap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ssionScopeMap.sessionExis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SessionScope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SessionScope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ssionScopeMap.contains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SessionScopeMap.ke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essionScope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ssionScopeMap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ssionScope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essionScopeMap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essionScopeMap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